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900002149000022BB68526D101F113150.svm" manifest:media-type="image/x-svm"/>
  <manifest:file-entry manifest:full-path="Pictures/2000000900002325000023250C75245A6453FD30.svm" manifest:media-type="image/x-svm"/>
  <manifest:file-entry manifest:full-path="Pictures/2000000900001D260000212EC0D5F1E73215EED4.svm" manifest:media-type="image/x-svm"/>
  <manifest:file-entry manifest:full-path="Pictures/200000090000319D00002F22C9B6B8867D7AB591.svm" manifest:media-type="image/x-svm"/>
  <manifest:file-entry manifest:full-path="Pictures/200000090000230A000023256BEBEC804965706C.svm" manifest:media-type="image/x-svm"/>
  <manifest:file-entry manifest:full-path="Pictures/200000090000230A000023256F9C99D29DFB4886.svm" manifest:media-type="image/x-svm"/>
  <manifest:file-entry manifest:full-path="Pictures/2000000900001E9900002325643B7C2F841CE39C.svm" manifest:media-type="image/x-svm"/>
  <manifest:file-entry manifest:full-path="Pictures/2000000900003F4200002D2B6799A6C82331E528.svm" manifest:media-type="image/x-svm"/>
  <manifest:file-entry manifest:full-path="Pictures/2000000900003C420000230A91FAC3A0DA4EEBCE.svm" manifest:media-type="image/x-svm"/>
  <manifest:file-entry manifest:full-path="Pictures/200000090000307A0000221C23B55CB9071EEC4D.svm" manifest:media-type="image/x-svm"/>
  <manifest:file-entry manifest:full-path="Pictures/2000000900002325000023252B2DFD7AA19B0119.svm" manifest:media-type="image/x-svm"/>
  <manifest:file-entry manifest:full-path="Pictures/200000090000230A0000230AF3A6712E0BEDA252.svm" manifest:media-type="image/x-svm"/>
  <manifest:file-entry manifest:full-path="Pictures/2000000900001A2700002325E23BBC02440A1129.svm" manifest:media-type="image/x-svm"/>
  <manifest:file-entry manifest:full-path="Pictures/20000009000020F900001FD671846872A908CFB2.svm" manifest:media-type="image/x-svm"/>
  <manifest:file-entry manifest:full-path="Pictures/20000009000022D50000226C37BD5AA5660B36F2.svm" manifest:media-type="image/x-svm"/>
  <manifest:file-entry manifest:full-path="Pictures/2000000900001AFB0000230A1088232C91C07B61.svm" manifest:media-type="image/x-svm"/>
  <manifest:file-entry manifest:full-path="Pictures/2000000900002325000023252072D2D1AC9E353F.svm" manifest:media-type="image/x-svm"/>
  <manifest:file-entry manifest:full-path="Pictures/2000000900005E5D00007447ED16F131E77C115E.svm" manifest:media-type="image/x-svm"/>
  <manifest:file-entry manifest:full-path="Pictures/200000090000230A000022F077B6D4A7ED5F0CDE.svm" manifest:media-type="image/x-svm"/>
  <manifest:file-entry manifest:full-path="Pictures/2000000900001A4100002325FA2F64CB4AD3AD15.svm" manifest:media-type="image/x-svm"/>
  <manifest:file-entry manifest:full-path="Pictures/2000000900001ECE00001DAB7718C69FA6490E41.svm" manifest:media-type="image/x-svm"/>
  <manifest:file-entry manifest:full-path="Pictures/200000090000230A000023251E06D5C13F9AC80D.svm" manifest:media-type="image/x-svm"/>
  <manifest:file-entry manifest:full-path="Pictures/2000000900002AE500002B009BD550E7BF8DD164.svm" manifest:media-type="image/x-svm"/>
  <manifest:file-entry manifest:full-path="Pictures/2000000900002A46000028358E5B5AB7C0075A99.svm" manifest:media-type="image/x-svm"/>
  <manifest:file-entry manifest:full-path="Pictures/200000090000212E0000205A057D4D736FC24A7F.svm" manifest:media-type="image/x-svm"/>
  <manifest:file-entry manifest:full-path="Pictures/200000090000238F000022F0B26B225818CF34A2.svm" manifest:media-type="image/x-svm"/>
  <manifest:file-entry manifest:full-path="Pictures/200000090000165400002325BA8C01711B1929B4.svm" manifest:media-type="image/x-svm"/>
  <manifest:file-entry manifest:full-path="Pictures/2000000900002D460000230A879568DF0F6E67AD.svm" manifest:media-type="image/x-svm"/>
  <manifest:file-entry manifest:full-path="Pictures/200000090000230A00002325F4A0B3FEFB864D63.svm" manifest:media-type="image/x-svm"/>
  <manifest:file-entry manifest:full-path="Pictures/2000000900002325000023254860C5BB02DE6EA0.svm" manifest:media-type="image/x-svm"/>
  <manifest:file-entry manifest:full-path="Pictures/200000090000233F00002325EAEB6AE4E0510BF1.svm" manifest:media-type="image/x-svm"/>
  <manifest:file-entry manifest:full-path="Pictures/20000009000022F00000230A00C855F657E8B7E3.svm" manifest:media-type="image/x-svm"/>
  <manifest:file-entry manifest:full-path="Pictures/200000090000128100002325601B4C1B990E8F81.svm" manifest:media-type="image/x-svm"/>
  <manifest:file-entry manifest:full-path="Pictures/200000090000349C0000230A61B02F87B94519C6.svm" manifest:media-type="image/x-svm"/>
  <manifest:file-entry manifest:full-path="Pictures/200000090000575600007BD164503F24916837F5.svm" manifest:media-type="image/x-svm"/>
  <manifest:file-entry manifest:full-path="Pictures/200000090000281B0000230AA70754EB31696879.svm" manifest:media-type="image/x-svm"/>
  <manifest:file-entry manifest:full-path="Pictures/2000000900002712000022BBEE67D03E1F4A3FBA.svm" manifest:media-type="image/x-svm"/>
  <manifest:file-entry manifest:full-path="Pictures/200000090000281B000022BBA6AA783F2D2E66DC.svm" manifest:media-type="image/x-svm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ab49"/>
    </style:style>
    <style:style style:name="P2" style:family="paragraph" style:parent-style-name="Standard">
      <style:paragraph-properties fo:break-before="page"/>
    </style:style>
    <style:style style:name="P3" style:family="paragraph">
      <loext:graphic-properties draw:fill="bitmap" draw:fill-image-name="Bitmap_20_50" draw:fill-image-width="2.3cm" draw:fill-image-height="3.5cm" style:repeat="no-repeat" draw:fill-image-ref-point="center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image-name="Bitmap_20_49" draw:fill-image-width="2.9cm" draw:fill-image-height="3.701cm" style:repeat="no-repeat" draw:fill-image-ref-point="center"/>
      <style:paragraph-properties fo:text-align="center"/>
    </style:style>
    <style:style style:name="P6" style:family="paragraph">
      <loext:graphic-properties draw:fill="bitmap" draw:fill-image-name="Bitmap_20_15" draw:fill-image-width="4.6cm" draw:fill-image-height="4.5cm" style:repeat="no-repeat" draw:fill-image-ref-point="center"/>
      <style:paragraph-properties fo:text-align="center"/>
    </style:style>
    <style:style style:name="P7" style:family="paragraph">
      <loext:graphic-properties draw:fill="bitmap" draw:fill-image-name="Bitmap_20_48" draw:fill-image-width="3.5cm" draw:fill-image-height="3.099cm" style:repeat="no-repeat" draw:fill-image-ref-point="center"/>
      <style:paragraph-properties fo:text-align="center"/>
    </style:style>
    <style:style style:name="P8" style:family="paragraph">
      <loext:graphic-properties draw:fill="bitmap" draw:fill-image-name="Bitmap_20_47" draw:fill-image-width="3.799cm" draw:fill-image-height="2.401cm" style:repeat="no-repeat" draw:fill-image-ref-point="center"/>
      <style:paragraph-properties fo:text-align="center"/>
    </style:style>
    <style:style style:name="P9" style:family="paragraph">
      <loext:graphic-properties draw:fill="bitmap" draw:fill-image-name="Bitmap_20_46" draw:fill-image-width="2cm" draw:fill-image-height="4.001cm" style:repeat="no-repeat" draw:fill-image-ref-point="center"/>
      <style:paragraph-properties fo:text-align="center"/>
    </style:style>
    <style:style style:name="P10" style:family="paragraph">
      <loext:graphic-properties draw:fill="bitmap" draw:fill-image-name="Bitmap_20_40" draw:fill-image-width="2.6cm" draw:fill-image-height="4.001cm" style:repeat="no-repeat" draw:fill-image-ref-point="center"/>
      <style:paragraph-properties fo:text-align="center"/>
    </style:style>
    <style:style style:name="P11" style:family="paragraph">
      <loext:graphic-properties draw:fill="bitmap" draw:fill-image-name="Bitmap_20_39" draw:fill-image-width="3.099cm" draw:fill-image-height="3.3cm" style:repeat="no-repeat" draw:fill-image-ref-point="center"/>
      <style:paragraph-properties fo:text-align="center"/>
    </style:style>
    <style:style style:name="P12" style:family="paragraph">
      <loext:graphic-properties draw:fill="bitmap" draw:fill-image-name="Bitmap_20_41" draw:fill-image-width="3.5cm" draw:fill-image-height="2.799cm" style:repeat="no-repeat" draw:fill-image-ref-point="center"/>
      <style:paragraph-properties fo:text-align="center"/>
    </style:style>
    <style:style style:name="P13" style:family="paragraph">
      <loext:graphic-properties draw:fill="bitmap" draw:fill-image-name="Bitmap_20_30" draw:fill-image-width="3.3cm" draw:fill-image-height="3.3cm" style:repeat="no-repeat" draw:fill-image-ref-point="center"/>
      <style:paragraph-properties fo:text-align="center"/>
    </style:style>
    <style:style style:name="P14" style:family="paragraph">
      <loext:graphic-properties draw:fill="bitmap" draw:fill-image-name="Bitmap_20_38" draw:fill-image-width="4.001cm" draw:fill-image-height="4.001cm" style:repeat="no-repeat" draw:fill-image-ref-point="center"/>
      <style:paragraph-properties fo:text-align="center"/>
    </style:style>
    <style:style style:name="P15" style:family="paragraph">
      <loext:graphic-properties draw:fill="bitmap" draw:fill-image-name="Bitmap_20_33"/>
      <style:paragraph-properties fo:text-align="center"/>
    </style:style>
    <style:style style:name="P16" style:family="paragraph">
      <loext:graphic-properties draw:fill="bitmap" draw:fill-image-name="Bitmap_20_32" draw:fill-image-width="4.001cm" draw:fill-image-height="4.001cm" style:repeat="no-repeat" draw:fill-image-ref-point-x="0%" draw:fill-image-ref-point-y="0%" draw:fill-image-ref-point="center" draw:tile-repeat-offset="0% vertical"/>
      <style:paragraph-properties fo:text-align="center"/>
    </style:style>
    <style:style style:name="P17" style:family="paragraph">
      <loext:graphic-properties draw:fill="bitmap" draw:fill-image-name="Bitmap_20_35"/>
      <style:paragraph-properties fo:text-align="center"/>
    </style:style>
    <style:style style:name="P18" style:family="paragraph">
      <loext:graphic-properties draw:fill="bitmap" draw:fill-image-name="Bitmap_20_37" draw:fill-image-width="4.5cm" draw:fill-image-height="4.5cm" style:repeat="no-repeat" draw:fill-image-ref-point="center"/>
      <style:paragraph-properties fo:text-align="center"/>
    </style:style>
    <style:style style:name="P19" style:family="paragraph">
      <loext:graphic-properties draw:fill="bitmap" draw:fill-image-name="Bitmap_20_45"/>
      <style:paragraph-properties fo:text-align="center"/>
    </style:style>
    <style:style style:name="P20" style:family="paragraph">
      <loext:graphic-properties draw:fill="bitmap" draw:fill-image-name="Bitmap_20_42" draw:fill-image-width="4.701cm" draw:fill-image-height="4.701cm" style:repeat="no-repeat" draw:fill-image-ref-point="center"/>
      <style:paragraph-properties fo:text-align="center"/>
    </style:style>
    <style:style style:name="P21" style:family="paragraph">
      <loext:graphic-properties draw:fill="bitmap" draw:fill-image-name="Bitmap_20_29" draw:fill-image-width="3.3cm" draw:fill-image-height="3.3cm" style:repeat="no-repeat" draw:fill-image-ref-point="center"/>
      <style:paragraph-properties fo:text-align="center"/>
    </style:style>
    <style:style style:name="P22" style:family="paragraph">
      <loext:graphic-properties draw:fill="bitmap" draw:fill-image-name="Bitmap_20_16" draw:fill-image-width="4.2cm" draw:fill-image-height="4.2cm" style:repeat="no-repeat" draw:fill-image-ref-point="center"/>
      <style:paragraph-properties fo:text-align="center"/>
    </style:style>
    <style:style style:name="P23" style:family="paragraph">
      <loext:graphic-properties draw:fill="bitmap" draw:fill-image-name="Bitmap_20_21" draw:fill-image-width="5.8cm" draw:fill-image-height="5.8cm" style:repeat="no-repeat" draw:fill-image-ref-point="center"/>
      <style:paragraph-properties fo:text-align="center"/>
    </style:style>
    <style:style style:name="P24" style:family="paragraph">
      <loext:graphic-properties draw:fill="bitmap" draw:fill-image-name="Bitmap_20_19" draw:fill-image-width="4.9cm" draw:fill-image-height="4.8cm" style:repeat="no-repeat" draw:fill-image-ref-point="center"/>
      <style:paragraph-properties fo:text-align="center"/>
    </style:style>
    <style:style style:name="P25" style:family="paragraph">
      <loext:graphic-properties draw:fill="bitmap" draw:fill-image-name="Bitmap_20_10" draw:fill-image-width="4.001cm" draw:fill-image-height="4.001cm" style:repeat="no-repeat" draw:fill-image-ref-point="center"/>
      <style:paragraph-properties fo:text-align="center"/>
    </style:style>
    <style:style style:name="P26" style:family="paragraph">
      <loext:graphic-properties draw:fill="bitmap" draw:fill-image-name="Bitmap_20_9" draw:fill-image-width="4.5cm" draw:fill-image-height="4.5cm" style:repeat="no-repeat" draw:fill-image-ref-point="center"/>
      <style:paragraph-properties fo:text-align="center"/>
    </style:style>
    <style:style style:name="P27" style:family="paragraph">
      <loext:graphic-properties draw:fill="bitmap" draw:fill-image-name="Bitmap_20_8"/>
      <style:paragraph-properties fo:text-align="center"/>
    </style:style>
    <style:style style:name="P28" style:family="paragraph">
      <loext:graphic-properties draw:fill="bitmap" draw:fill-image-name="Bitmap_20_7" draw:fill-image-width="7.001cm" draw:fill-image-height="6.5cm" style:repeat="no-repeat" draw:fill-image-ref-point="center"/>
      <style:paragraph-properties fo:text-align="center"/>
    </style:style>
    <style:style style:name="P29" style:family="paragraph">
      <loext:graphic-properties draw:fill="bitmap" draw:fill-image-name="Bitmap_20_28"/>
      <style:paragraph-properties fo:text-align="center"/>
    </style:style>
    <style:style style:name="P30" style:family="paragraph">
      <loext:graphic-properties draw:fill="bitmap" draw:fill-image-name="Bitmap_20_27" draw:fill-image-width="3cm" draw:fill-image-height="4.001cm" style:repeat="no-repeat" draw:fill-image-ref-point="center"/>
      <style:paragraph-properties fo:text-align="center"/>
    </style:style>
    <style:style style:name="P31" style:family="paragraph">
      <loext:graphic-properties draw:fill="bitmap" draw:fill-image-name="Bitmap_20_18"/>
      <style:paragraph-properties fo:text-align="center"/>
    </style:style>
    <style:style style:name="P32" style:family="paragraph">
      <loext:graphic-properties draw:fill="bitmap" draw:fill-image-name="Bitmap_20_17" draw:fill-image-width="5.001cm" draw:fill-image-height="5.001cm" style:repeat="no-repeat" draw:fill-image-ref-point="center"/>
      <style:paragraph-properties fo:text-align="center"/>
    </style:style>
    <style:style style:name="P33" style:family="paragraph">
      <loext:graphic-properties draw:fill="bitmap" draw:fill-image-name="Bitmap_20_24"/>
      <style:paragraph-properties fo:text-align="center"/>
    </style:style>
    <style:style style:name="P34" style:family="paragraph">
      <loext:graphic-properties draw:fill="bitmap" draw:fill-image-name="Bitmap_20_23" draw:fill-image-width="4.8cm" draw:fill-image-height="4.701cm" style:repeat="no-repeat" draw:fill-image-ref-point="center"/>
      <style:paragraph-properties fo:text-align="center"/>
    </style:style>
    <style:style style:name="P35" style:family="paragraph">
      <loext:graphic-properties draw:fill="bitmap" draw:fill-image-name="Bitmap_20_12"/>
      <style:paragraph-properties fo:text-align="center"/>
    </style:style>
    <style:style style:name="P36" style:family="paragraph">
      <loext:graphic-properties draw:fill="bitmap" draw:fill-image-name="Bitmap_20_14" draw:fill-image-width="4.001cm" draw:fill-image-height="4.001cm" style:repeat="no-repeat" draw:fill-image-ref-point="center"/>
      <style:paragraph-properties fo:text-align="center"/>
    </style:style>
    <style:style style:name="P37" style:family="paragraph">
      <loext:graphic-properties draw:fill="bitmap" draw:fill-image-name="Bitmap_20_22" draw:fill-image-width="3cm" draw:fill-image-height="3.9cm" style:repeat="no-repeat" draw:fill-image-ref-point="center"/>
      <style:paragraph-properties fo:text-align="center"/>
    </style:style>
    <style:style style:name="P38" style:family="paragraph">
      <loext:graphic-properties draw:fill="bitmap" draw:fill-image-name="Bitmap_20_6"/>
      <style:paragraph-properties fo:text-align="center"/>
      <style:text-properties fo:font-size="12pt"/>
    </style:style>
    <style:style style:name="P39" style:family="paragraph">
      <loext:graphic-properties draw:fill="bitmap" draw:fill-image-name="Bitmap_20_5" draw:fill-image-width="4.001cm" draw:fill-image-height="3cm" style:repeat="no-repeat" draw:fill-image-ref-point="center"/>
      <style:paragraph-properties fo:text-align="cente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image-name="Bitmap_20_50" draw:fill-image-width="2.3cm" draw:fill-image-height="3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3.96cm" fo:min-width="3.96cm" style:run-through="foreground"/>
    </style:style>
    <style:style style:name="gr4" style:family="graphic">
      <style:graphic-properties draw:stroke="none" svg:stroke-color="#000000" draw:fill="bitmap" draw:fill-image-name="Bitmap_20_49" draw:fill-image-width="2.9cm" draw:fill-image-height="3.7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5" style:family="graphic">
      <style:graphic-properties draw:stroke="none" svg:stroke-color="#000000" draw:fill="bitmap" draw:fill-image-name="Bitmap_20_15" draw:fill-image-width="4.6cm" draw:fill-image-height="4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6" style:family="graphic">
      <style:graphic-properties draw:stroke="none" svg:stroke-color="#000000" draw:fill="bitmap" draw:fill-image-name="Bitmap_20_48" draw:fill-image-width="3.5cm" draw:fill-image-height="3.0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7" style:family="graphic">
      <style:graphic-properties draw:stroke="none" svg:stroke-color="#000000" draw:fill="bitmap" draw:fill-image-name="Bitmap_20_47" draw:fill-image-width="3.799cm" draw:fill-image-height="2.4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8" style:family="graphic">
      <style:graphic-properties draw:stroke="none" svg:stroke-color="#000000" draw:fill="bitmap" draw:fill-image-name="Bitmap_20_46" draw:fill-image-width="2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9" style:family="graphic">
      <style:graphic-properties draw:stroke="none" svg:stroke-color="#000000" draw:fill="bitmap" draw:fill-image-name="Bitmap_20_40" draw:fill-image-width="2.6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0" style:family="graphic">
      <style:graphic-properties draw:stroke="none" svg:stroke-color="#000000" draw:fill="bitmap" draw:fill-image-name="Bitmap_20_39" draw:fill-image-width="3.099cm" draw:fill-image-height="3.3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1" style:family="graphic">
      <style:graphic-properties draw:stroke="none" svg:stroke-color="#000000" draw:fill="bitmap" draw:fill-image-name="Bitmap_20_41" draw:fill-image-width="3.5cm" draw:fill-image-height="2.7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2" style:family="graphic">
      <style:graphic-properties draw:stroke="none" svg:stroke-color="#000000" draw:fill="bitmap" draw:fill-image-name="Bitmap_20_30" draw:fill-image-width="3.3cm" draw:fill-image-height="3.3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3" style:family="graphic">
      <style:graphic-properties draw:stroke="none" svg:stroke-color="#000000" draw:fill="bitmap" draw:fill-image-name="Bitmap_20_38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4" style:family="graphic">
      <style:graphic-properties svg:stroke-color="#000000" draw:fill="bitmap" draw:fill-image-name="Bitmap_20_33" draw:textarea-horizontal-align="justify" draw:textarea-vertical-align="middle" draw:auto-grow-height="false" fo:min-height="3.96cm" fo:min-width="3.96cm" style:run-through="foreground"/>
    </style:style>
    <style:style style:name="gr15" style:family="graphic">
      <style:graphic-properties draw:stroke="none" svg:stroke-color="#000000" draw:fill="bitmap" draw:fill-image-name="Bitmap_20_32" draw:fill-image-width="4.001cm" draw:fill-image-height="4.001cm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3.184cm" fo:min-width="3.184cm" style:run-through="foreground"/>
    </style:style>
    <style:style style:name="gr16" style:family="graphic">
      <style:graphic-properties svg:stroke-color="#000000" draw:fill="bitmap" draw:fill-image-name="Bitmap_20_35" draw:textarea-horizontal-align="justify" draw:textarea-vertical-align="middle" draw:auto-grow-height="false" fo:min-height="3.96cm" fo:min-width="3.96cm" style:run-through="foreground"/>
    </style:style>
    <style:style style:name="gr17" style:family="graphic">
      <style:graphic-properties draw:stroke="solid" svg:stroke-width="0cm" svg:stroke-color="#ff0000" draw:fill="bitmap" draw:fill-image-name="Bitmap_20_37" draw:fill-image-width="4.5cm" draw:fill-image-height="4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8" style:family="graphic">
      <style:graphic-properties svg:stroke-color="#000000" draw:fill="bitmap" draw:fill-image-name="Bitmap_20_45" draw:textarea-horizontal-align="justify" draw:textarea-vertical-align="middle" draw:auto-grow-height="false" fo:min-height="3.96cm" fo:min-width="3.96cm" style:run-through="foreground"/>
    </style:style>
    <style:style style:name="gr19" style:family="graphic">
      <style:graphic-properties draw:stroke="none" svg:stroke-color="#000000" draw:fill="bitmap" draw:fill-image-name="Bitmap_20_42" draw:fill-image-width="4.701cm" draw:fill-image-height="4.7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0" style:family="graphic">
      <style:graphic-properties draw:stroke="none" svg:stroke-color="#000000" draw:fill="bitmap" draw:fill-image-name="Bitmap_20_29" draw:fill-image-width="3.3cm" draw:fill-image-height="3.3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1" style:family="graphic">
      <style:graphic-properties draw:stroke="none" svg:stroke-color="#000000" draw:fill="bitmap" draw:fill-image-name="Bitmap_20_16" draw:fill-image-width="4.2cm" draw:fill-image-height="4.2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2" style:family="graphic">
      <style:graphic-properties svg:stroke-color="#000000" draw:fill="bitmap" draw:fill-image-name="Bitmap_20_21" draw:fill-image-width="5.8cm" draw:fill-image-height="5.8cm" style:repeat="no-repeat" draw:fill-image-ref-point="center" draw:textarea-horizontal-align="justify" draw:textarea-vertical-align="middle" draw:auto-grow-height="false" fo:min-height="3.96cm" fo:min-width="3.96cm" style:run-through="foreground"/>
    </style:style>
    <style:style style:name="gr23" style:family="graphic">
      <style:graphic-properties draw:stroke="none" svg:stroke-color="#000000" draw:fill="bitmap" draw:fill-image-name="Bitmap_20_19" draw:fill-image-width="4.9cm" draw:fill-image-height="4.8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4" style:family="graphic">
      <style:graphic-properties draw:stroke="none" svg:stroke-color="#000000" draw:fill="bitmap" draw:fill-image-name="Bitmap_20_10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5" style:family="graphic">
      <style:graphic-properties draw:stroke="none" svg:stroke-color="#000000" draw:fill="bitmap" draw:fill-image-name="Bitmap_20_9" draw:fill-image-width="4.5cm" draw:fill-image-height="4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6" style:family="graphic">
      <style:graphic-properties svg:stroke-color="#000000" draw:fill="bitmap" draw:fill-image-name="Bitmap_20_8" draw:textarea-horizontal-align="justify" draw:textarea-vertical-align="middle" draw:auto-grow-height="false" fo:min-height="3.96cm" fo:min-width="3.96cm" style:run-through="foreground"/>
    </style:style>
    <style:style style:name="gr27" style:family="graphic">
      <style:graphic-properties draw:stroke="none" svg:stroke-color="#000000" draw:fill="bitmap" draw:fill-image-name="Bitmap_20_7" draw:fill-image-width="7.001cm" draw:fill-image-height="6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8" style:family="graphic">
      <style:graphic-properties svg:stroke-color="#000000" draw:fill="bitmap" draw:fill-image-name="Bitmap_20_28" draw:textarea-horizontal-align="justify" draw:textarea-vertical-align="middle" draw:auto-grow-height="false" fo:min-height="3.96cm" fo:min-width="3.96cm" style:run-through="foreground"/>
    </style:style>
    <style:style style:name="gr29" style:family="graphic">
      <style:graphic-properties draw:stroke="none" svg:stroke-color="#000000" draw:fill="bitmap" draw:fill-image-name="Bitmap_20_27" draw:fill-image-width="3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0" style:family="graphic">
      <style:graphic-properties svg:stroke-color="#000000" draw:fill="bitmap" draw:fill-image-name="Bitmap_20_18" draw:textarea-horizontal-align="justify" draw:textarea-vertical-align="middle" draw:auto-grow-height="false" fo:min-height="3.96cm" fo:min-width="3.96cm" style:run-through="foreground"/>
    </style:style>
    <style:style style:name="gr31" style:family="graphic">
      <style:graphic-properties draw:stroke="none" svg:stroke-color="#000000" draw:fill="bitmap" draw:fill-image-name="Bitmap_20_17" draw:fill-image-width="5.001cm" draw:fill-image-height="5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2" style:family="graphic">
      <style:graphic-properties svg:stroke-color="#000000" draw:fill="bitmap" draw:fill-image-name="Bitmap_20_24" draw:textarea-horizontal-align="justify" draw:textarea-vertical-align="middle" draw:auto-grow-height="false" fo:min-height="3.96cm" fo:min-width="3.96cm" style:run-through="foreground"/>
    </style:style>
    <style:style style:name="gr33" style:family="graphic">
      <style:graphic-properties draw:stroke="none" svg:stroke-color="#000000" draw:fill="bitmap" draw:fill-image-name="Bitmap_20_23" draw:fill-image-width="4.8cm" draw:fill-image-height="4.7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4" style:family="graphic">
      <style:graphic-properties svg:stroke-color="#000000" draw:fill="bitmap" draw:fill-image-name="Bitmap_20_12" draw:textarea-horizontal-align="justify" draw:textarea-vertical-align="middle" draw:auto-grow-height="false" fo:min-height="3.96cm" fo:min-width="3.96cm" style:run-through="foreground"/>
    </style:style>
    <style:style style:name="gr35" style:family="graphic">
      <style:graphic-properties draw:stroke="none" svg:stroke-color="#000000" draw:fill="bitmap" draw:fill-image-name="Bitmap_20_14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6" style:family="graphic">
      <style:graphic-properties draw:stroke="none" svg:stroke-color="#000000" draw:fill="bitmap" draw:fill-image-name="Bitmap_20_22" draw:fill-image-width="3cm" draw:fill-image-height="3.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7" style:family="graphic">
      <style:graphic-properties svg:stroke-color="#000000" draw:fill="bitmap" draw:fill-image-name="Bitmap_20_6" draw:textarea-horizontal-align="justify" draw:textarea-vertical-align="middle" draw:auto-grow-height="false" fo:min-height="3.96cm" fo:min-width="3.96cm" style:run-through="foreground"/>
    </style:style>
    <style:style style:name="gr38" style:family="graphic">
      <style:graphic-properties draw:stroke="none" svg:stroke-color="#000000" draw:fill="bitmap" draw:fill-image-name="Bitmap_20_5" draw:fill-image-width="4.001cm" draw:fill-image-height="3cm" style:repeat="no-repeat" draw:fill-image-ref-point="center" draw:textarea-horizontal-align="justify" draw:textarea-vertical-align="middle" draw:auto-grow-height="false" fo:min-height="3.184cm" fo:min-width="3.18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1" draw:style-name="gr1"><draw:custom-shape draw:name="Forme1_1" draw:style-name="gr37" draw:text-style-name="P38" svg:width="5.601cm" svg:height="5.601cm" svg:x="6.75cm" svg:y="0.3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0" draw:style-name="gr38" draw:text-style-name="P39" svg:width="4.5cm" svg:height="4.5cm" svg:x="7.307cm" svg:y="0.9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<draw:g text:anchor-type="paragraph" draw:z-index="6" draw:name="DrawObject2" draw:style-name="gr1"><draw:custom-shape draw:name="Forme1_11" draw:style-name="gr26" draw:text-style-name="P27" svg:width="5.601cm" svg:height="5.601cm" svg:x="0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2" draw:style-name="gr27" draw:text-style-name="P28" svg:width="4.5cm" svg:height="4.5cm" svg:x="0.561cm" svg:y="0.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8" draw:name="DrawObject4" draw:style-name="gr1"><draw:custom-shape draw:name="Forme1_2" draw:style-name="gr24" draw:text-style-name="P25" svg:width="4.5cm" svg:height="4.5cm" svg:x="0.64cm" svg:y="7.4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7" draw:style-name="gr3" draw:text-style-name="P4" svg:width="5.601cm" svg:height="5.601cm" svg:x="0.09cm" svg:y="6.8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3" draw:name="DrawObject24" draw:style-name="gr1"><draw:custom-shape draw:name="Forme1_3" draw:style-name="gr5" draw:text-style-name="P6" svg:width="4.5cm" svg:height="4.5cm" svg:x="0.641cm" svg:y="15.0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32" draw:style-name="gr3" draw:text-style-name="P4" svg:width="5.601cm" svg:height="5.601cm" svg:x="0.101cm" svg:y="14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draw:g text:anchor-type="paragraph" draw:z-index="2" draw:name="DrawObject5" draw:style-name="gr1"><draw:custom-shape draw:name="Forme1_15" draw:style-name="gr34" draw:text-style-name="P35" svg:width="5.601cm" svg:height="5.601cm" svg:x="13.25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5" draw:style-name="gr35" draw:text-style-name="P36" svg:width="4.5cm" svg:height="4.5cm" svg:x="13.809cm" svg:y="0.5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9" draw:name="DrawObject8" draw:style-name="gr1"><draw:custom-shape draw:name="Forme1_23" draw:style-name="gr22" draw:text-style-name="P23" svg:width="5.601cm" svg:height="5.601cm" svg:x="7.043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6" draw:style-name="gr23" draw:text-style-name="P24" svg:width="4.5cm" svg:height="4.5cm" svg:x="7.556cm" svg:y="0.6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paragraph" draw:z-index="7" draw:name="DrawObject3" draw:style-name="gr1"><draw:custom-shape draw:name="Forme1_13" draw:style-name="gr25" draw:text-style-name="P26" svg:width="4.5cm" svg:height="4.5cm" svg:x="13.809cm" svg:y="-6.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4" draw:style-name="gr3" draw:text-style-name="P4" svg:width="5.601cm" svg:height="5.601cm" svg:x="13.289cm" svg:y="-7.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1"/>
      <text:p text:style-name="Standard"/>
      <text:p text:style-name="Standard"><draw:g text:anchor-type="paragraph" draw:z-index="4" draw:name="DrawObject6" draw:style-name="gr1"><draw:custom-shape draw:name="Forme1_16" draw:style-name="gr30" draw:text-style-name="P31" svg:width="5.601cm" svg:height="5.601cm" svg:x="13.49cm" svg:y="0.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9" draw:style-name="gr31" draw:text-style-name="P32" svg:width="4.5cm" svg:height="4.5cm" svg:x="14.049cm" svg:y="0.7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<draw:g text:anchor-type="paragraph" draw:z-index="10" draw:name="DrawObject7" draw:style-name="gr1"><draw:custom-shape draw:name="Forme1_8" draw:style-name="gr21" draw:text-style-name="P22" svg:width="4.5cm" svg:height="4.5cm" svg:x="7.557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9" draw:style-name="gr3" draw:text-style-name="P4" svg:width="5.601cm" svg:height="5.601cm" svg:x="7.001cm" svg:y="-0.3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5" draw:name="DrawObject11" draw:style-name="gr1"><draw:custom-shape draw:name="Forme1_25" draw:style-name="gr28" draw:text-style-name="P29" svg:width="5.601cm" svg:height="5.601cm" svg:x="13.536cm" svg:y="0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0" draw:style-name="gr29" draw:text-style-name="P30" svg:width="4.5cm" svg:height="4.5cm" svg:x="14.111cm" svg:y="0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<draw:g text:anchor-type="paragraph" draw:z-index="1" draw:name="DrawObject9" draw:style-name="gr1"><draw:custom-shape draw:name="Forme1_22" draw:style-name="gr3" draw:text-style-name="P4" svg:width="5.601cm" svg:height="5.601cm" svg:x="0.101cm" svg:y="-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4" draw:style-name="gr36" draw:text-style-name="P37" svg:width="4.5cm" svg:height="4.5cm" svg:x="0.641cm" svg:y="0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" draw:name="DrawObject10" draw:style-name="gr1"><draw:custom-shape draw:name="Forme1_21" draw:style-name="gr32" draw:text-style-name="P33" svg:width="5.601cm" svg:height="5.601cm" svg:x="7.066cm" svg:y="-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7" draw:style-name="gr33" draw:text-style-name="P34" svg:width="4.5cm" svg:height="4.5cm" svg:x="7.616cm" svg:y="0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g text:anchor-type="paragraph" draw:z-index="11" draw:name="DrawObject12" draw:style-name="gr1"><draw:custom-shape draw:name="Forme1_24" draw:style-name="gr3" draw:text-style-name="P4" svg:width="5.601cm" svg:height="5.601cm" svg:x="0.45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20" draw:style-name="gr20" draw:text-style-name="P21" svg:width="4.5cm" svg:height="4.5cm" svg:x="1cm" svg:y="0.7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name="DrawObject14" draw:style-name="gr1"><draw:custom-shape draw:name="Forme1_18" draw:style-name="gr14" draw:text-style-name="P15" svg:width="5.601cm" svg:height="5.601cm" svg:x="13.178cm" svg:y="0.3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" draw:style-name="gr15" draw:text-style-name="P16" svg:width="4.5cm" svg:height="4.5cm" svg:x="13.771cm" svg:y="0.9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<draw:g text:anchor-type="paragraph" draw:z-index="16" draw:name="DrawObject13" draw:style-name="gr1"><draw:custom-shape draw:name="Forme2_6" draw:style-name="gr12" draw:text-style-name="P13" svg:width="4.5cm" svg:height="4.5cm" svg:x="7.573cm" svg:y="0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26" draw:style-name="gr3" draw:text-style-name="P4" svg:width="5.601cm" svg:height="5.601cm" svg:x="7.017cm" svg:y="-0.1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3" draw:name="DrawObject15" draw:style-name="gr1"><draw:custom-shape draw:name="Forme1_30" draw:style-name="gr16" draw:text-style-name="P17" svg:width="5.601cm" svg:height="5.601cm" svg:x="6.925cm" svg:y="3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" draw:style-name="gr17" draw:text-style-name="P18" svg:width="4.5cm" svg:height="4.5cm" svg:x="7.5cm" svg:y="4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5" draw:name="DrawObject16" draw:style-name="gr1"><draw:custom-shape draw:name="Forme1_27" draw:style-name="gr3" draw:text-style-name="P4" svg:width="5.601cm" svg:height="5.601cm" svg:x="0.168cm" svg:y="3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7" draw:style-name="gr13" draw:text-style-name="P14" svg:width="4.5cm" svg:height="4.5cm" svg:x="0.725cm" svg:y="4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8" draw:name="DrawObject17" draw:style-name="gr1"><draw:custom-shape draw:name="Forme2_4" draw:style-name="gr10" draw:text-style-name="P11" svg:width="4.5cm" svg:height="4.5cm" svg:x="13.85cm" svg:y="4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29" draw:style-name="gr3" draw:text-style-name="P4" svg:width="5.601cm" svg:height="5.601cm" svg:x="13.501cm" svg:y="3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9" draw:name="DrawObject18" draw:style-name="gr1"><draw:custom-shape draw:name="Forme2_0" draw:style-name="gr9" draw:text-style-name="P10" svg:width="4.5cm" svg:height="4.5cm" svg:x="0.905cm" svg:y="11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31" draw:style-name="gr3" draw:text-style-name="P4" svg:width="5.601cm" svg:height="5.601cm" svg:x="0.369cm" svg:y="1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7" draw:name="DrawObject19" draw:style-name="gr1"><draw:custom-shape draw:name="Forme2_1" draw:style-name="gr11" draw:text-style-name="P12" svg:width="4.5cm" svg:height="4.5cm" svg:x="7.361cm" svg:y="11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28" draw:style-name="gr3" draw:text-style-name="P4" svg:width="5.601cm" svg:height="5.601cm" svg:x="6.789cm" svg:y="10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2" draw:name="DrawObject20" draw:style-name="gr1"><draw:custom-shape draw:name="Forme2_9" draw:style-name="gr18" draw:text-style-name="P19" svg:width="5.601cm" svg:height="5.601cm" svg:x="13.578cm" svg:y="10.7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" draw:style-name="gr19" draw:text-style-name="P20" svg:width="4.5cm" svg:height="4.5cm" svg:x="14.134cm" svg:y="11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0" draw:name="DrawObject21" draw:style-name="gr1"><draw:custom-shape draw:name="Forme2_8" draw:style-name="gr8" draw:text-style-name="P9" svg:width="4.5cm" svg:height="4.5cm" svg:x="0.977cm" svg:y="17.9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2" draw:style-name="gr3" draw:text-style-name="P4" svg:width="5.601cm" svg:height="5.601cm" svg:x="0.4cm" svg:y="17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1" draw:name="DrawObject22" draw:style-name="gr1"><draw:custom-shape draw:name="Forme2_13" draw:style-name="gr3" draw:text-style-name="P4" svg:width="5.601cm" svg:height="5.601cm" svg:x="7.061cm" svg:y="17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1" draw:style-name="gr7" draw:text-style-name="P8" svg:width="4.5cm" svg:height="4.5cm" svg:x="7.61cm" svg:y="18.2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2" draw:name="DrawObject23" draw:style-name="gr1"><draw:custom-shape draw:name="Forme2_10" draw:style-name="gr6" draw:text-style-name="P7" svg:width="4.5cm" svg:height="4.5cm" svg:x="14.207cm" svg:y="18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4" draw:style-name="gr3" draw:text-style-name="P4" svg:width="5.601cm" svg:height="5.601cm" svg:x="13.63cm" svg:y="17.6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paragraph" draw:z-index="24" draw:name="DrawObject21_0" draw:style-name="gr1"><draw:custom-shape draw:name="Forme2_15" draw:style-name="gr4" draw:text-style-name="P5" svg:width="4.5cm" svg:height="4.5cm" svg:x="8.162cm" svg:y="0.7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6" draw:style-name="gr3" draw:text-style-name="P4" svg:width="5.601cm" svg:height="5.601cm" svg:x="7.585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5" draw:name="DrawObject21_1" draw:style-name="gr1"><draw:custom-shape draw:name="Forme2_17" draw:style-name="gr2" draw:text-style-name="P3" svg:width="4.5cm" svg:height="4.5cm" svg:x="1.177cm" svg:y="0.9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8" draw:style-name="gr3" draw:text-style-name="P4" svg:width="5.601cm" svg:height="5.601cm" svg:x="0.6cm" svg:y="0.3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0" draw:display-name="Bitmap 10" xlink:href="Pictures/2000000900002325000023250C75245A6453FD30.svm" xlink:type="simple" xlink:show="embed" xlink:actuate="onLoad"/>
    <draw:fill-image draw:name="Bitmap_20_12" draw:display-name="Bitmap 12" xlink:href="Pictures/2000000900001D260000212EC0D5F1E73215EED4.svm" xlink:type="simple" xlink:show="embed" xlink:actuate="onLoad"/>
    <draw:fill-image draw:name="Bitmap_20_14" draw:display-name="Bitmap 14" xlink:href="Pictures/2000000900001E9900002325643B7C2F841CE39C.svm" xlink:type="simple" xlink:show="embed" xlink:actuate="onLoad"/>
    <draw:fill-image draw:name="Bitmap_20_15" draw:display-name="Bitmap 15" xlink:href="Pictures/200000090000307A0000221C23B55CB9071EEC4D.svm" xlink:type="simple" xlink:show="embed" xlink:actuate="onLoad"/>
    <draw:fill-image draw:name="Bitmap_20_16" draw:display-name="Bitmap 16" xlink:href="Pictures/200000090000230A000023256F9C99D29DFB4886.svm" xlink:type="simple" xlink:show="embed" xlink:actuate="onLoad"/>
    <draw:fill-image draw:name="Bitmap_20_17" draw:display-name="Bitmap 17" xlink:href="Pictures/200000090000230A0000230AF3A6712E0BEDA252.svm" xlink:type="simple" xlink:show="embed" xlink:actuate="onLoad"/>
    <draw:fill-image draw:name="Bitmap_20_18" draw:display-name="Bitmap 18" xlink:href="Pictures/20000009000020F900001FD671846872A908CFB2.svm" xlink:type="simple" xlink:show="embed" xlink:actuate="onLoad"/>
    <draw:fill-image draw:name="Bitmap_20_19" draw:display-name="Bitmap 19" xlink:href="Pictures/2000000900002325000023252B2DFD7AA19B0119.svm" xlink:type="simple" xlink:show="embed" xlink:actuate="onLoad"/>
    <draw:fill-image draw:name="Bitmap_20_21" draw:display-name="Bitmap 21" xlink:href="Pictures/20000009000022D50000226C37BD5AA5660B36F2.svm" xlink:type="simple" xlink:show="embed" xlink:actuate="onLoad"/>
    <draw:fill-image draw:name="Bitmap_20_22" draw:display-name="Bitmap 22" xlink:href="Pictures/2000000900001AFB0000230A1088232C91C07B61.svm" xlink:type="simple" xlink:show="embed" xlink:actuate="onLoad"/>
    <draw:fill-image draw:name="Bitmap_20_23" draw:display-name="Bitmap 23" xlink:href="Pictures/2000000900002325000023252072D2D1AC9E353F.svm" xlink:type="simple" xlink:show="embed" xlink:actuate="onLoad"/>
    <draw:fill-image draw:name="Bitmap_20_24" draw:display-name="Bitmap 24" xlink:href="Pictures/200000090000230A000022F077B6D4A7ED5F0CDE.svm" xlink:type="simple" xlink:show="embed" xlink:actuate="onLoad"/>
    <draw:fill-image draw:name="Bitmap_20_27" draw:display-name="Bitmap 27" xlink:href="Pictures/2000000900001A2700002325E23BBC02440A1129.svm" xlink:type="simple" xlink:show="embed" xlink:actuate="onLoad"/>
    <draw:fill-image draw:name="Bitmap_20_28" draw:display-name="Bitmap 28" xlink:href="Pictures/2000000900001A4100002325FA2F64CB4AD3AD15.svm" xlink:type="simple" xlink:show="embed" xlink:actuate="onLoad"/>
    <draw:fill-image draw:name="Bitmap_20_29" draw:display-name="Bitmap 29" xlink:href="Pictures/2000000900001ECE00001DAB7718C69FA6490E41.svm" xlink:type="simple" xlink:show="embed" xlink:actuate="onLoad"/>
    <draw:fill-image draw:name="Bitmap_20_30" draw:display-name="Bitmap 30" xlink:href="Pictures/2000000900002149000022BB68526D101F113150.svm" xlink:type="simple" xlink:show="embed" xlink:actuate="onLoad"/>
    <draw:fill-image draw:name="Bitmap_20_32" draw:display-name="Bitmap 32" xlink:href="Pictures/2000000900002AE500002B009BD550E7BF8DD164.svm" xlink:type="simple" xlink:show="embed" xlink:actuate="onLoad"/>
    <draw:fill-image draw:name="Bitmap_20_33" draw:display-name="Bitmap 33" xlink:href="Pictures/2000000900002A46000028358E5B5AB7C0075A99.svm" xlink:type="simple" xlink:show="embed" xlink:actuate="onLoad"/>
    <draw:fill-image draw:name="Bitmap_20_35" draw:display-name="Bitmap 35" xlink:href="Pictures/200000090000212E0000205A057D4D736FC24A7F.svm" xlink:type="simple" xlink:show="embed" xlink:actuate="onLoad"/>
    <draw:fill-image draw:name="Bitmap_20_37" draw:display-name="Bitmap 37" xlink:href="Pictures/200000090000230A000023251E06D5C13F9AC80D.svm" xlink:type="simple" xlink:show="embed" xlink:actuate="onLoad"/>
    <draw:fill-image draw:name="Bitmap_20_38" draw:display-name="Bitmap 38" xlink:href="Pictures/200000090000238F000022F0B26B225818CF34A2.svm" xlink:type="simple" xlink:show="embed" xlink:actuate="onLoad"/>
    <draw:fill-image draw:name="Bitmap_20_39" draw:display-name="Bitmap 39" xlink:href="Pictures/200000090000230A000023256BEBEC804965706C.svm" xlink:type="simple" xlink:show="embed" xlink:actuate="onLoad"/>
    <draw:fill-image draw:name="Bitmap_20_40" draw:display-name="Bitmap 40" xlink:href="Pictures/200000090000165400002325BA8C01711B1929B4.svm" xlink:type="simple" xlink:show="embed" xlink:actuate="onLoad"/>
    <draw:fill-image draw:name="Bitmap_20_41" draw:display-name="Bitmap 41" xlink:href="Pictures/2000000900002D460000230A879568DF0F6E67AD.svm" xlink:type="simple" xlink:show="embed" xlink:actuate="onLoad"/>
    <draw:fill-image draw:name="Bitmap_20_42" draw:display-name="Bitmap 42" xlink:href="Pictures/200000090000230A00002325F4A0B3FEFB864D63.svm" xlink:type="simple" xlink:show="embed" xlink:actuate="onLoad"/>
    <draw:fill-image draw:name="Bitmap_20_43" draw:display-name="Bitmap 43" xlink:href="Pictures/2000000900002325000023254860C5BB02DE6EA0.svm" xlink:type="simple" xlink:show="embed" xlink:actuate="onLoad"/>
    <draw:fill-image draw:name="Bitmap_20_44" draw:display-name="Bitmap 44" xlink:href="Pictures/200000090000233F00002325EAEB6AE4E0510BF1.svm" xlink:type="simple" xlink:show="embed" xlink:actuate="onLoad"/>
    <draw:fill-image draw:name="Bitmap_20_45" draw:display-name="Bitmap 45" xlink:href="Pictures/20000009000022F00000230A00C855F657E8B7E3.svm" xlink:type="simple" xlink:show="embed" xlink:actuate="onLoad"/>
    <draw:fill-image draw:name="Bitmap_20_46" draw:display-name="Bitmap 46" xlink:href="Pictures/200000090000128100002325601B4C1B990E8F81.svm" xlink:type="simple" xlink:show="embed" xlink:actuate="onLoad"/>
    <draw:fill-image draw:name="Bitmap_20_47" draw:display-name="Bitmap 47" xlink:href="Pictures/2000000900003C420000230A91FAC3A0DA4EEBCE.svm" xlink:type="simple" xlink:show="embed" xlink:actuate="onLoad"/>
    <draw:fill-image draw:name="Bitmap_20_48" draw:display-name="Bitmap 48" xlink:href="Pictures/2000000900003F4200002D2B6799A6C82331E528.svm" xlink:type="simple" xlink:show="embed" xlink:actuate="onLoad"/>
    <draw:fill-image draw:name="Bitmap_20_49" draw:display-name="Bitmap 49" xlink:href="Pictures/2000000900005E5D00007447ED16F131E77C115E.svm" xlink:type="simple" xlink:show="embed" xlink:actuate="onLoad"/>
    <draw:fill-image draw:name="Bitmap_20_5" draw:display-name="Bitmap 5" xlink:href="Pictures/200000090000349C0000230A61B02F87B94519C6.svm" xlink:type="simple" xlink:show="embed" xlink:actuate="onLoad"/>
    <draw:fill-image draw:name="Bitmap_20_50" draw:display-name="Bitmap 50" xlink:href="Pictures/200000090000575600007BD164503F24916837F5.svm" xlink:type="simple" xlink:show="embed" xlink:actuate="onLoad"/>
    <draw:fill-image draw:name="Bitmap_20_6" draw:display-name="Bitmap 6" xlink:href="Pictures/200000090000281B0000230AA70754EB31696879.svm" xlink:type="simple" xlink:show="embed" xlink:actuate="onLoad"/>
    <draw:fill-image draw:name="Bitmap_20_7" draw:display-name="Bitmap 7" xlink:href="Pictures/2000000900002712000022BBEE67D03E1F4A3FBA.svm" xlink:type="simple" xlink:show="embed" xlink:actuate="onLoad"/>
    <draw:fill-image draw:name="Bitmap_20_8" draw:display-name="Bitmap 8" xlink:href="Pictures/200000090000281B000022BBA6AA783F2D2E66DC.svm" xlink:type="simple" xlink:show="embed" xlink:actuate="onLoad"/>
    <draw:fill-image draw:name="Bitmap_20_9" draw:display-name="Bitmap 9" xlink:href="Pictures/200000090000319D00002F22C9B6B8867D7AB591.svm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15:57:00.992000000</meta:creation-date>
    <dc:date>2021-12-15T10:27:23.044000000</dc:date>
    <meta:editing-duration>P3DT12H18M28S</meta:editing-duration>
    <meta:editing-cycles>8</meta:editing-cycles>
    <meta:generator>LibreOffice/7.0.4.2$Windows_X86_64 LibreOffice_project/dcf040e67528d9187c66b2379df5ea4407429775</meta:generator>
    <meta:print-date>2021-11-26T15:29:20.873000000</meta:print-date>
    <meta:document-statistic meta:table-count="0" meta:image-count="0" meta:object-count="0" meta:page-count="3" meta:paragraph-count="0" meta:word-count="0" meta:character-count="0" meta:non-whitespace-character-count="0"/>
  </office:meta>
</office:document-meta>
</file>